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ensamento Lógico e Algoritmico (16/04)</text:p>
      <text:p text:style-name="Normal">INÍCIO</text:p>
      <text:p text:style-name="Normal"/>
      <text:p text:style-name="Normal"><text:s text:c="4"/>// Lista de alunos autorizados</text:p>
      <text:p text:style-name="Normal"><text:s text:c="4"/>lista ← ["Ana", "Bruno", "Carlos", "Daniela", "Eduarda"]</text:p>
      <text:p text:style-name="Normal"/>
      <text:p text:style-name="Normal"><text:s text:c="4"/>// Fila de entrada</text:p>
      <text:p text:style-name="Normal"><text:s text:c="4"/>fila ← ["Ana", "João", "Carlos", "Marina", "Eduarda"]</text:p>
      <text:p text:style-name="Normal"/>
      <text:p text:style-name="Normal"><text:s text:c="4"/>índice ← 0</text:p>
      <text:p text:style-name="Normal"/>
      <text:p text:style-name="Normal"><text:s text:c="4"/>// Loop para processar toda a fila</text:p>
      <text:p text:style-name="Normal"><text:s text:c="4"/>ENQUANTO<text:s/>índice &lt; tamanho(fila) FAÇA</text:p>
      <text:p text:style-name="Normal"/>
      <text:p text:style-name="Normal"><text:s text:c="8"/>aluno ← fila[índice]</text:p>
      <text:p text:style-name="Normal"/>
      <text:p text:style-name="Normal"><text:s text:c="8"/>ESCREVA("Verificando acesso no Gate para: " + aluno)</text:p>
      <text:p text:style-name="Normal"/>
      <text:p text:style-name="Normal"><text:s text:c="8"/>// Verificação de acesso</text:p>
      <text:p text:style-name="Normal"><text:s text:c="8"/>SE aluno ESTÁ<text:s/>NA lista ENTÃO</text:p>
      <text:p text:style-name="Normal"><text:s text:c="12"/>ESCREVA("Gate &gt; Entrada permitida")</text:p>
      <text:p text:style-name="Normal"><text:s text:c="8"/>SENÃO</text:p>
      <text:p text:style-name="Normal"><text:s text:c="12"/>ESCREVA("Entrada negada &gt; Erro: aluno não consta na lista")</text:p>
      <text:p text:style-name="Normal"><text:s text:c="8"/>FIMS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NAN CASSIO MESQUITA AMORIM</meta:initial-creator>
    <dc:creator>RENAN CASSIO MESQUITA AMORIM</dc:creator>
    <meta:creation-date>2026-04-22T23:11:00Z</meta:creation-date>
    <dc:date>2026-04-22T23:12:00Z</dc:date>
    <meta:template xlink:href="Normal" xlink:type="simple"/>
    <meta:editing-cycles>1</meta:editing-cycles>
    <meta:editing-duration>PT60S</meta:editing-duration>
    <meta:document-statistic meta:page-count="1" meta:paragraph-count="1" meta:word-count="99" meta:character-count="634" meta:row-count="4" meta:non-whitespace-character-count="536"/>
  </office:meta>
</office:document-meta>
</file>